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style:writing-mode="lr-tb"/>
      <style:text-properties style:font-name="FreeSerif" fo:font-size="14pt" officeooo:rsid="0010d78c" officeooo:paragraph-rsid="0003767f" style:font-size-asian="14pt" style:font-size-complex="14pt"/>
    </style:style>
    <style:style style:name="P2" style:family="paragraph" style:parent-style-name="Text_20_body">
      <style:paragraph-properties fo:margin-top="0cm" fo:margin-bottom="0cm" style:contextual-spacing="false" fo:line-height="138%" style:writing-mode="lr-tb"/>
      <style:text-properties style:font-name="FreeSerif" fo:font-size="14pt" officeooo:paragraph-rsid="0003767f" style:font-size-asian="14pt" style:font-size-complex="14pt"/>
    </style:style>
    <style:style style:name="P3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FreeSerif" fo:font-size="14pt" fo:font-style="normal" style:text-underline-style="none" fo:font-weight="normal" officeooo:rsid="0010d78c" officeooo:paragraph-rsid="0003767f" style:text-blinking="false" fo:background-color="transparent" style:font-size-asian="14pt" style:font-size-complex="14pt"/>
    </style:style>
    <style:style style:name="P4" style:family="paragraph" style:parent-style-name="Text_20_body">
      <style:paragraph-properties fo:margin-top="0cm" fo:margin-bottom="0cm" style:contextual-spacing="false" fo:line-height="138%" style:writing-mode="lr-tb"/>
      <style:text-properties style:font-name="FreeSerif" fo:font-size="14pt" style:text-underline-style="solid" style:text-underline-width="auto" style:text-underline-color="font-color" officeooo:rsid="0010d78c" officeooo:paragraph-rsid="0003767f" style:font-size-asian="14pt" style:font-size-complex="14pt"/>
    </style:style>
    <style:style style:name="T1" style:family="text">
      <style:text-properties officeooo:rsid="00123d55"/>
    </style:style>
    <style:style style:name="T2" style:family="text">
      <style:text-properties officeooo:rsid="0010d78c"/>
    </style:style>
    <style:style style:name="T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23d55" style:text-blinking="false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ES Joan Ramis i Ramis </text:p>
      <text:p text:style-name="P1"/>
      <text:p text:style-name="P1">Sr. Joan Pons Torres</text:p>
      <text:p text:style-name="P1">Gerente de la empresa XEROX, SL</text:p>
      <text:p text:style-name="P1"><text:span text:style-name="T1">Calle</text:span> de Maria Lluïsa Serra, 87</text:p>
      <text:p text:style-name="P1">MAHÓN, ISLAS BALEARES</text:p>
      <text:p text:style-name="P1"/>
      <text:p text:style-name="P1"/>
      <text:p text:style-name="P1">Señor,</text:p>
      <text:p text:style-name="P4"/>
      <text:p text:style-name="P2"><text:span text:style-name="T2">Recientemente </text:span><text:span text:style-name="T1">hemos tenido varias fallas en nuestras impresoras de consejería debido al gran uso esta temporada, navegando en internet observando reseñas y vuestro catálogo comentó que</text:span><text:span text:style-name="T2"> </text:span><text:span text:style-name="T1">el centro está</text:span><text:span text:style-name="T3"> interesado en comprar impresoras multifuncionales de vuestra empresa, por lo tanto, solicitamos 2 unidades de los siguientes modelos: </text:span></text:p>
      <text:p text:style-name="P3"/>
      <text:p text:style-name="P1">Epson. EcoTank ET-4850.</text:p>
      <text:p text:style-name="P2">HP. Smart Tank 455.</text:p>
      <text:p text:style-name="P2"/>
      <text:p text:style-name="P1">Mientras esperamos la recepción de nuestro pedido, un saludo cordial</text:p>
      <text:p text:style-name="P1"/>
      <text:p text:style-name="P1"/>
      <text:p text:style-name="P1">[rúbrica]</text:p>
      <text:p text:style-name="P1"/>
      <text:p text:style-name="P1"><text:tab/></text:p>
      <text:p text:style-name="P1">Raquel Taltavull</text:p>
      <text:p text:style-name="P1">Directora del centro educativo IES Joan Ramis i Ramis.</text:p>
      <text:p text:style-name="P1"/>
      <text:p text:style-name="P1">Mahón, 10 de noviembre de 2023</text:p>
      <text:p text:style-name="P1"/>
      <text:p text:style-name="P1"/>
      <text:p text:style-name="P1">PD: <text:span text:style-name="T1">Añadiré una reseña positiva por el buen servicio, gracia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10:17:19.286715564</meta:creation-date>
    <dc:date>2023-12-03T13:38:53.795967220</dc:date>
    <meta:editing-duration>PT5M5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6" meta:word-count="117" meta:character-count="748" meta:non-whitespace-character-count="643"/>
  </office:meta>
</office:document-meta>
</file>